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327cm"/>
    </style:style>
    <style:style style:name="co32" style:family="table-column">
      <style:table-column-properties fo:break-before="auto" style:column-width="3.348cm"/>
    </style:style>
    <style:style style:name="co33" style:family="table-column">
      <style:table-column-properties fo:break-before="auto" style:column-width="3.253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2.602cm"/>
    </style:style>
    <style:style style:name="co36" style:family="table-column">
      <style:table-column-properties fo:break-before="auto" style:column-width="2.238cm"/>
    </style:style>
    <style:style style:name="co37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0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3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Groups.D2">
          <table:error-message table:message-type="stop" table:display="true"/>
        </table:content-validation>
        <table:content-validation table:name="val4" table:base-cell-address="Groups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Group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Groups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Groups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Groups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Groups.O2">
          <table:error-message table:message-type="stop" table:display="true"/>
        </table:content-validation>
        <table:content-validation table:name="val13" table:base-cell-address="Groups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Groups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5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default-cell-style-name="Default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office:annotation office:display="true" draw:style-name="gr1" draw:text-style-name="P2" svg:width="5.354cm" svg:height="0.904cm" svg:x="10.537cm" svg:y="0.023cm" draw:caption-point-x="-0.586cm" draw:caption-point-y="-0.013cm">
              <dc:date>2025-04-11T00:00:00</dc:date>
              <text:p text:style-name="P1"><text:span text:style-name="T1">*) Only for CSV Director Import</text:span></text:p>
            </office:annotation>
            <text:p>Source*</text:p>
          </table:table-cell>
          <table:table-cell table:style-name="ce10" office:value-type="string" calcext:value-type="string">
            <text:p>Socket*</text:p>
          </table:table-cell>
          <table:table-cell table:style-name="ce10" office:value-type="string" calcext:value-type="string">
            <text:p>Gain*</text:p>
          </table:table-cell>
          <table:table-cell table:style-name="ce10" office:value-type="string" calcext:value-type="string">
            <text:p>Pad*</text:p>
          </table:table-cell>
          <table:table-cell table:style-name="ce10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5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00" calcext:value-type="float">
            <text:p>1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6]=&quot;x&quot;;&quot;x&quot;;IF([.R66]=&quot;-&quot;;&quot;-&quot;;&quot;&quot;))">
            <text:p/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 office:value-type="string" office:string-value="x" calcext:value-type="string">
            <text:p>x</text:p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20" calcext:value-type="float">
            <text:p>1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7]=&quot;x&quot;;&quot;x&quot;;IF([.R67]=&quot;-&quot;;&quot;-&quot;;&quot;&quot;))">
            <text:p/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 office:value-type="string" office:string-value="x" calcext:value-type="string">
            <text:p>x</text:p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40" calcext:value-type="float">
            <text:p>1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8]=&quot;x&quot;;&quot;x&quot;;IF([.R68]=&quot;-&quot;;&quot;-&quot;;&quot;&quot;))">
            <text:p/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 office:value-type="string" office:string-value="x" calcext:value-type="string">
            <text:p>x</text:p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60" calcext:value-type="float">
            <text:p>1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9]=&quot;x&quot;;&quot;x&quot;;IF([.R69]=&quot;-&quot;;&quot;-&quot;;&quot;&quot;))">
            <text:p/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 office:value-type="string" office:string-value="x" calcext:value-type="string">
            <text:p>x</text:p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80" calcext:value-type="float">
            <text:p>1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0]=&quot;x&quot;;&quot;x&quot;;IF([.R70]=&quot;-&quot;;&quot;-&quot;;&quot;&quot;))">
            <text:p/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 office:value-type="string" office:string-value="x" calcext:value-type="string">
            <text:p>x</text:p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00" calcext:value-type="float">
            <text:p>1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1]=&quot;x&quot;;&quot;x&quot;;IF([.R71]=&quot;-&quot;;&quot;-&quot;;&quot;&quot;))">
            <text:p/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 office:value-type="string" office:string-value="x" calcext:value-type="string">
            <text:p>x</text:p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20" calcext:value-type="float">
            <text:p>1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2]=&quot;x&quot;;&quot;x&quot;;IF([.R72]=&quot;-&quot;;&quot;-&quot;;&quot;&quot;))">
            <text:p/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 office:value-type="string" office:string-value="x" calcext:value-type="string">
            <text:p>x</text:p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40" calcext:value-type="float">
            <text:p>1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3]=&quot;x&quot;;&quot;x&quot;;IF([.R73]=&quot;-&quot;;&quot;-&quot;;&quot;&quot;))">
            <text:p/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 office:value-type="string" office:string-value="x" calcext:value-type="string">
            <text:p>x</text:p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60" calcext:value-type="float">
            <text:p>1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 office:value-type="string" office:string-value="x" calcext:value-type="string">
            <text:p>x</text:p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80" calcext:value-type="float">
            <text:p>1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 office:value-type="string" office:string-value="x" calcext:value-type="string">
            <text:p>x</text:p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00" calcext:value-type="float">
            <text:p>1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 office:value-type="string" office:string-value="x" calcext:value-type="string">
            <text:p>x</text:p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20" calcext:value-type="float">
            <text:p>1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 office:value-type="string" office:string-value="x" calcext:value-type="string">
            <text:p>x</text:p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40" calcext:value-type="float">
            <text:p>1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 office:value-type="string" office:string-value="x" calcext:value-type="string">
            <text:p>x</text:p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60" calcext:value-type="float">
            <text:p>1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 office:value-type="string" office:string-value="x" calcext:value-type="string">
            <text:p>x</text:p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80" calcext:value-type="float">
            <text:p>15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 office:value-type="string" office:string-value="x" calcext:value-type="string">
            <text:p>x</text:p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0" calcext:value-type="float">
            <text:p>16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 office:value-type="string" office:string-value="x" calcext:value-type="string">
            <text:p>x</text:p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20" calcext:value-type="float">
            <text:p>16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 office:value-type="string" office:string-value="x" calcext:value-type="string">
            <text:p>x</text:p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40" calcext:value-type="float">
            <text:p>16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 office:value-type="string" office:string-value="x" calcext:value-type="string">
            <text:p>x</text:p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60" calcext:value-type="float">
            <text:p>16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 office:value-type="string" office:string-value="x" calcext:value-type="string">
            <text:p>x</text:p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80" calcext:value-type="float">
            <text:p>16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 office:value-type="string" office:string-value="x" calcext:value-type="string">
            <text:p>x</text:p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00" calcext:value-type="float">
            <text:p>17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 office:value-type="string" office:string-value="x" calcext:value-type="string">
            <text:p>x</text:p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20" calcext:value-type="float">
            <text:p>17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 office:value-type="string" office:string-value="x" calcext:value-type="string">
            <text:p>x</text:p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40" calcext:value-type="float">
            <text:p>17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 office:value-type="string" office:string-value="x" calcext:value-type="string">
            <text:p>x</text:p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60" calcext:value-type="float">
            <text:p>17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 office:value-type="string" office:string-value="x" calcext:value-type="string">
            <text:p>x</text:p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80" calcext:value-type="float">
            <text:p>17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 office:value-type="string" office:string-value="x" calcext:value-type="string">
            <text:p>x</text:p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00" calcext:value-type="float">
            <text:p>18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 office:value-type="string" office:string-value="x" calcext:value-type="string">
            <text:p>x</text:p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20" calcext:value-type="float">
            <text:p>18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 office:value-type="string" office:string-value="x" calcext:value-type="string">
            <text:p>x</text:p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40" calcext:value-type="float">
            <text:p>18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 office:value-type="string" office:string-value="x" calcext:value-type="string">
            <text:p>x</text:p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60" calcext:value-type="float">
            <text:p>18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 office:value-type="string" office:string-value="x" calcext:value-type="string">
            <text:p>x</text:p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80" calcext:value-type="float">
            <text:p>18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 office:value-type="string" office:string-value="x" calcext:value-type="string">
            <text:p>x</text:p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00" calcext:value-type="float">
            <text:p>19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 office:value-type="string" office:string-value="x" calcext:value-type="string">
            <text:p>x</text:p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20" calcext:value-type="float">
            <text:p>19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 office:value-type="string" office:string-value="x" calcext:value-type="string">
            <text:p>x</text:p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40" calcext:value-type="float">
            <text:p>19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 office:value-type="string" office:string-value="x" calcext:value-type="string">
            <text:p>x</text:p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60" calcext:value-type="float">
            <text:p>19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 office:value-type="string" office:string-value="x" calcext:value-type="string">
            <text:p>x</text:p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80" calcext:value-type="float">
            <text:p>1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 office:value-type="string" office:string-value="x" calcext:value-type="string">
            <text:p>x</text:p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0" calcext:value-type="float">
            <text:p>2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 office:value-type="string" office:string-value="x" calcext:value-type="string">
            <text:p>x</text:p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 office:value-type="string" office:string-value="x" calcext:value-type="string">
            <text:p>x</text:p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 office:value-type="string" office:string-value="x" calcext:value-type="string">
            <text:p>x</text:p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 office:value-type="string" office:string-value="x" calcext:value-type="string">
            <text:p>x</text:p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 office:value-type="string" office:string-value="x" calcext:value-type="string">
            <text:p>x</text:p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 office:value-type="string" office:string-value="x" calcext:value-type="string">
            <text:p>x</text:p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 office:value-type="string" office:string-value="x" calcext:value-type="string">
            <text:p>x</text:p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 office:value-type="string" office:string-value="x" calcext:value-type="string">
            <text:p>x</text:p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 office:value-type="string" office:string-value="x" calcext:value-type="string">
            <text:p>x</text:p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 office:value-type="string" office:string-value="x" calcext:value-type="string">
            <text:p>x</text:p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 office:value-type="string" office:string-value="x" calcext:value-type="string">
            <text:p>x</text:p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 office:value-type="string" office:string-value="x" calcext:value-type="string">
            <text:p>x</text:p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 office:value-type="string" office:string-value="x" calcext:value-type="string">
            <text:p>x</text:p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 office:value-type="string" office:string-value="x" calcext:value-type="string">
            <text:p>x</text:p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 office:value-type="string" office:string-value="x" calcext:value-type="string">
            <text:p>x</text:p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 office:value-type="string" office:string-value="x" calcext:value-type="string">
            <text:p>x</text:p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 office:value-type="string" office:string-value="x" calcext:value-type="string">
            <text:p>x</text:p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 office:value-type="string" office:string-value="x" calcext:value-type="string">
            <text:p>x</text:p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Surfac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 office:value-type="string" office:string-value="x" calcext:value-type="string">
            <text:p>x</text:p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Surface DX 5/6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 office:value-type="string" office:string-value="x" calcext:value-type="string">
            <text:p>x</text:p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IO 4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 office:value-type="string" office:string-value="x" calcext:value-type="string">
            <text:p>x</text:p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IO 5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 office:value-type="string" office:string-value="x" calcext:value-type="string">
            <text:p>x</text:p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USB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 office:value-type="string" office:string-value="x" calcext:value-type="string">
            <text:p>x</text:p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 office:value-type="string" office:string-value="x" calcext:value-type="string">
            <text:p>x</text:p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 office:value-type="string" office:string-value="x" calcext:value-type="string">
            <text:p>x</text:p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IO 1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 office:value-type="string" office:string-value="x" calcext:value-type="string">
            <text:p>x</text:p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2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 office:value-type="string" office:string-value="x" calcext:value-type="string">
            <text:p>x</text:p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IO 3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 office:value-type="string" office:string-value="x" calcext:value-type="string">
            <text:p>x</text:p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SigGen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 office:value-type="string" office:string-value="x" calcext:value-type="string">
            <text:p>x</text:p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4:Channels.O1048576 Channels.O1:Channels.O1 Channels.F1:Channels.H1 Channels.G130:Channels.H1048576 Channels.F3:Channels.F13 Channels.F18:Channels.F1048576 Channels.G28:Channels.H28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10" table:default-cell-style-name="ce15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number-columns-repeated="16362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17" table:default-cell-style-name="ce2"/>
        <table:table-column table:style-name="co18" table:number-columns-repeated="2" table:default-cell-style-name="ce15"/>
        <table:table-column table:style-name="co19" table:default-cell-style-name="ce15"/>
        <table:table-column table:style-name="co19" table:default-cell-style-name="ce2"/>
        <table:table-column table:style-name="co20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5"/>
        <table:table-column table:style-name="co17" table:default-cell-style-name="Default"/>
        <table:table-column table:style-name="co17" table:visibility="collapse" table:default-cell-style-name="ce15"/>
        <table:table-column table:style-name="co17" table:default-cell-style-name="Default"/>
        <table:table-column table:style-name="co17" table:default-cell-style-name="ce2"/>
        <table:table-column table:style-name="co18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5"/>
        <table:table-column table:style-name="co25" table:default-cell-style-name="ce15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5"/>
        <table:table-column table:style-name="co26" table:default-cell-style-name="ce15"/>
        <table:table-column table:style-name="co19" table:visibility="collapse" table:default-cell-style-name="ce15"/>
        <table:table-column table:style-name="co23" table:default-cell-style-name="ce15"/>
        <table:table-column table:style-name="co23" table:default-cell-style-name="ce2"/>
        <table:table-column table:style-name="co27" table:default-cell-style-name="ce15"/>
        <table:table-column table:style-name="co24" table:default-cell-style-name="ce15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27" table:number-columns-repeated="2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17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17" table:number-columns-repeated="2" table:default-cell-style-name="Default"/>
        <table:table-column table:style-name="co31" table:default-cell-style-name="Default"/>
        <table:table-column table:style-name="co17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number-columns-repeated="16329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5"/>
          <table:table-cell table:style-name="ce34" office:value-type="string" calcext:value-type="string">
            <text:p>UFX Send</text:p>
          </table:table-cell>
          <table:table-cell table:style-name="ce34" office:value-type="string" calcext:value-type="string">
            <text:p>UFX Name</text:p>
          </table:table-cell>
          <table:table-cell table:style-name="ce34" office:value-type="string" calcext:value-type="string">
            <text:p>UFX Color</text:p>
          </table:table-cell>
          <table:table-cell table:style-name="ce15"/>
          <table:table-cell table:style-name="ce45" office:value-type="string" calcext:value-type="string">
            <text:p>UFX Return</text:p>
          </table:table-cell>
          <table:table-cell table:style-name="ce45" office:value-type="string" calcext:value-type="string">
            <text:p>UFX Return Name</text:p>
          </table:table-cell>
          <table:table-cell table:style-name="ce45" office:value-type="string" calcext:value-type="string">
            <text:p>UFX Return Color</text:p>
          </table:table-cell>
          <table:table-cell table:style-name="ce15" table:number-columns-repeated="16329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U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U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U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U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U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U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U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U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U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U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U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U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U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U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U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U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number-columns-repeated="8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number-columns-repeated="8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  <table:table-cell table:number-columns-repeated="8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7"/>
          <table:table-cell table:number-columns-repeated="3"/>
          <table:table-cell table:style-name="ce36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7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7"/>
          <table:table-cell table:number-columns-repeated="9"/>
          <table:table-cell table:style-name="ce39" table:content-validation-name="val17"/>
          <table:table-cell table:number-columns-repeated="28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11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8"/>
        </table:table-row>
        <table:table-row table:style-name="ro2" table:number-rows-repeated="1048502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34" table:default-cell-style-name="ce48"/>
        <table:table-column table:style-name="co34" table:number-columns-repeated="2" table:default-cell-style-name="ce52"/>
        <table:table-column table:style-name="co34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office:forms form:automatic-focus="false" form:apply-design-mode="false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11T22:06:37.381482702</dc:date>
    <meta:editing-cycles>293</meta:editing-cycles>
    <meta:editing-duration>P1DT7H38M13S</meta:editing-duration>
    <meta:generator>LibreOffice/7.4.2.3$MacOSX_X86_64 LibreOffice_project/382eef1f22670f7f4118c8c2dd222ec7ad009daf</meta:generator>
    <meta:document-statistic meta:table-count="5" meta:cell-count="7626" meta:object-count="0"/>
    <meta:user-defined meta:name="AppVersion">15.0000</meta:user-defined>
  </office:meta>
</office:document-meta>
</file>